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" manifest:full-path="ObjectReplacements/"/>
  <manifest:file-entry manifest:media-type="text/xml" manifest:full-path="Object 10/content.xml"/>
  <manifest:file-entry manifest:media-type="" manifest:full-path="Object 10/progressbar/"/>
  <manifest:file-entry manifest:media-type="" manifest:full-path="Object 10/floater/"/>
  <manifest:file-entry manifest:media-type="" manifest:full-path="Object 10/popupmenu/"/>
  <manifest:file-entry manifest:media-type="" manifest:full-path="Object 10/menubar/"/>
  <manifest:file-entry manifest:media-type="" manifest:full-path="Object 10/toolbar/"/>
  <manifest:file-entry manifest:media-type="" manifest:full-path="Object 10/images/Bitmaps/"/>
  <manifest:file-entry manifest:media-type="" manifest:full-path="Object 10/images/"/>
  <manifest:file-entry manifest:media-type="" manifest:full-path="Object 10/statusbar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progressbar/"/>
  <manifest:file-entry manifest:media-type="" manifest:full-path="Object 11/floater/"/>
  <manifest:file-entry manifest:media-type="" manifest:full-path="Object 11/popupmenu/"/>
  <manifest:file-entry manifest:media-type="" manifest:full-path="Object 11/menubar/"/>
  <manifest:file-entry manifest:media-type="" manifest:full-path="Object 11/toolbar/"/>
  <manifest:file-entry manifest:media-type="" manifest:full-path="Object 11/images/Bitmaps/"/>
  <manifest:file-entry manifest:media-type="" manifest:full-path="Object 11/images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" manifest:full-path="Object 11/statusbar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progressbar/"/>
  <manifest:file-entry manifest:media-type="" manifest:full-path="Object 12/floater/"/>
  <manifest:file-entry manifest:media-type="" manifest:full-path="Object 12/popupmenu/"/>
  <manifest:file-entry manifest:media-type="" manifest:full-path="Object 12/menubar/"/>
  <manifest:file-entry manifest:media-type="" manifest:full-path="Object 12/toolbar/"/>
  <manifest:file-entry manifest:media-type="" manifest:full-path="Object 12/images/Bitmaps/"/>
  <manifest:file-entry manifest:media-type="" manifest:full-path="Object 12/images/"/>
  <manifest:file-entry manifest:media-type="" manifest:full-path="Object 12/statusbar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progressbar/"/>
  <manifest:file-entry manifest:media-type="" manifest:full-path="Object 13/floater/"/>
  <manifest:file-entry manifest:media-type="" manifest:full-path="Object 13/popupmenu/"/>
  <manifest:file-entry manifest:media-type="" manifest:full-path="Object 13/menubar/"/>
  <manifest:file-entry manifest:media-type="" manifest:full-path="Object 13/toolbar/"/>
  <manifest:file-entry manifest:media-type="" manifest:full-path="Object 13/images/Bitmaps/"/>
  <manifest:file-entry manifest:media-type="" manifest:full-path="Object 13/images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" manifest:full-path="Object 13/statusbar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progressbar/"/>
  <manifest:file-entry manifest:media-type="" manifest:full-path="Object 14/floater/"/>
  <manifest:file-entry manifest:media-type="" manifest:full-path="Object 14/popupmenu/"/>
  <manifest:file-entry manifest:media-type="" manifest:full-path="Object 14/menubar/"/>
  <manifest:file-entry manifest:media-type="" manifest:full-path="Object 14/toolbar/"/>
  <manifest:file-entry manifest:media-type="" manifest:full-path="Object 14/images/Bitmaps/"/>
  <manifest:file-entry manifest:media-type="" manifest:full-path="Object 14/images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" manifest:full-path="Object 14/statusbar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progressbar/"/>
  <manifest:file-entry manifest:media-type="" manifest:full-path="Object 15/floater/"/>
  <manifest:file-entry manifest:media-type="" manifest:full-path="Object 15/popupmenu/"/>
  <manifest:file-entry manifest:media-type="" manifest:full-path="Object 15/menubar/"/>
  <manifest:file-entry manifest:media-type="" manifest:full-path="Object 15/toolbar/"/>
  <manifest:file-entry manifest:media-type="" manifest:full-path="Object 15/images/Bitmaps/"/>
  <manifest:file-entry manifest:media-type="" manifest:full-path="Object 15/images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" manifest:full-path="Object 15/statusbar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progressbar/"/>
  <manifest:file-entry manifest:media-type="" manifest:full-path="Object 6/floater/"/>
  <manifest:file-entry manifest:media-type="" manifest:full-path="Object 6/popupmenu/"/>
  <manifest:file-entry manifest:media-type="" manifest:full-path="Object 6/menubar/"/>
  <manifest:file-entry manifest:media-type="" manifest:full-path="Object 6/toolbar/"/>
  <manifest:file-entry manifest:media-type="" manifest:full-path="Object 6/statusbar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progressbar/"/>
  <manifest:file-entry manifest:media-type="" manifest:full-path="Object 7/floater/"/>
  <manifest:file-entry manifest:media-type="" manifest:full-path="Object 7/popupmenu/"/>
  <manifest:file-entry manifest:media-type="" manifest:full-path="Object 7/menubar/"/>
  <manifest:file-entry manifest:media-type="" manifest:full-path="Object 7/toolbar/"/>
  <manifest:file-entry manifest:media-type="" manifest:full-path="Object 7/statusbar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progressbar/"/>
  <manifest:file-entry manifest:media-type="" manifest:full-path="Object 8/floater/"/>
  <manifest:file-entry manifest:media-type="" manifest:full-path="Object 8/popupmenu/"/>
  <manifest:file-entry manifest:media-type="" manifest:full-path="Object 8/menubar/"/>
  <manifest:file-entry manifest:media-type="" manifest:full-path="Object 8/toolbar/"/>
  <manifest:file-entry manifest:media-type="" manifest:full-path="Object 8/statusbar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progressbar/"/>
  <manifest:file-entry manifest:media-type="" manifest:full-path="Object 9/floater/"/>
  <manifest:file-entry manifest:media-type="" manifest:full-path="Object 9/popupmenu/"/>
  <manifest:file-entry manifest:media-type="" manifest:full-path="Object 9/menubar/"/>
  <manifest:file-entry manifest:media-type="" manifest:full-path="Object 9/toolbar/"/>
  <manifest:file-entry manifest:media-type="" manifest:full-path="Object 9/images/Bitmaps/"/>
  <manifest:file-entry manifest:media-type="" manifest:full-path="Object 9/images/"/>
  <manifest:file-entry manifest:media-type="" manifest:full-path="Object 9/statusbar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" manifest:full-path="Object 34/Configurations2/progres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" manifest:full-path="Object 34/Configurations2/statusbar/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Heading_20_1" style:list-style-name=""/>
    <style:style style:name="P3" style:family="paragraph" style:parent-style-name="Heading_20_1">
      <style:paragraph-properties fo:break-before="page"/>
    </style:style>
    <style:style style:name="P4" style:family="paragraph" style:parent-style-name="Heading_20_2" style:list-style-name=""/>
    <style:style style:name="P5" style:family="paragraph" style:parent-style-name="Heading_20_2" style:list-style-name=""/>
    <style:style style:name="P6" style:family="paragraph" style:parent-style-name="Heading_20_2">
      <style:paragraph-properties fo:break-before="page"/>
    </style:style>
    <style:style style:name="P7" style:family="paragraph" style:parent-style-name="Text_20_body">
      <style:text-properties style:text-position="super 58%"/>
    </style:style>
    <style:style style:name="P8" style:family="paragraph" style:parent-style-name="Text_20_body">
      <style:paragraph-properties fo:break-before="page"/>
    </style:style>
    <style:style style:name="P9" style:family="paragraph">
      <style:paragraph-properties fo:text-align="center"/>
    </style:style>
    <style:style style:name="T1" style:family="text">
      <style:text-properties style:font-name="Liberation Serif1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1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top" style:vertical-rel="baseline" style:horizontal-pos="center" style:horizontal-rel="paragraph-content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ugiyama Layout</text:p>
      <text:p text:style-name="Subtitle">A Rosetta Stone for the that Sugiyama Graph Drawing Paper</text:p>
      <text:h text:style-name="Heading_20_1" text:outline-level="1">The Graph used as an Example.</text:h>
      <text:p text:style-name="Subtitle"><draw:frame draw:style-name="fr1" draw:name="Frame1" text:anchor-type="as-char" svg:width="14.723cm" draw:z-index="0"><draw:text-box fo:min-height="8.805cm"><text:p text:style-name="P1"><draw:g text:anchor-type="paragraph" draw:z-index="1" draw:style-name="gr1"><draw:circle draw:style-name="gr2" draw:text-style-name="P9" svg:width="0.662cm" svg:height="0.662cm" svg:x="7.484cm" svg:y="1.074cm"><text:p text:style-name="P9">a</text:p></draw:circle><draw:circle draw:style-name="gr2" draw:text-style-name="P9" svg:width="0.662cm" svg:height="0.662cm" svg:x="9.959cm" svg:y="1.035cm"><text:p text:style-name="P9">b</text:p></draw:circle><draw:circle draw:style-name="gr2" draw:text-style-name="P9" svg:width="0.662cm" svg:height="0.662cm" svg:x="6.066cm" svg:y="2.982cm"><text:p text:style-name="P9">c</text:p></draw:circle><draw:circle draw:style-name="gr2" draw:text-style-name="P9" svg:width="0.662cm" svg:height="0.662cm" svg:x="8.2cm" svg:y="2.944cm"><text:p text:style-name="P9">d</text:p></draw:circle><draw:circle draw:style-name="gr2" draw:text-style-name="P9" svg:width="0.662cm" svg:height="0.662cm" svg:x="9.939cm" svg:y="2.944cm"><text:p text:style-name="P9">e</text:p></draw:circle><draw:circle draw:style-name="gr2" draw:text-style-name="P9" svg:width="0.662cm" svg:height="0.662cm" svg:x="12.073cm" svg:y="2.905cm"><text:p text:style-name="P9">f</text:p></draw:circle><draw:circle draw:style-name="gr2" draw:text-style-name="P9" svg:width="0.662cm" svg:height="0.662cm" svg:x="6.048cm" svg:y="5.194cm"><text:p text:style-name="P9">g</text:p></draw:circle><draw:circle draw:style-name="gr2" draw:text-style-name="P9" svg:width="0.662cm" svg:height="0.662cm" svg:x="8.182cm" svg:y="5.155cm"><text:p text:style-name="P9">h</text:p></draw:circle><draw:circle draw:style-name="gr2" draw:text-style-name="P9" svg:width="0.662cm" svg:height="0.662cm" svg:x="9.922cm" svg:y="5.155cm"><text:p text:style-name="P9">i</text:p></draw:circle><draw:circle draw:style-name="gr2" draw:text-style-name="P9" svg:width="0.662cm" svg:height="0.662cm" svg:x="12.056cm" svg:y="5.117cm"><text:p text:style-name="P9">j</text:p></draw:circle><draw:circle draw:style-name="gr2" draw:text-style-name="P9" svg:width="0.662cm" svg:height="0.662cm" svg:x="6.879cm" svg:y="7.14cm"><text:p text:style-name="P9">k</text:p></draw:circle><draw:circle draw:style-name="gr2" draw:text-style-name="P9" svg:width="0.662cm" svg:height="0.662cm" svg:x="9.013cm" svg:y="7.101cm"><text:p text:style-name="P9">l</text:p></draw:circle><draw:circle draw:style-name="gr2" draw:text-style-name="P9" svg:width="0.662cm" svg:height="0.662cm" svg:x="10.752cm" svg:y="7.101cm"><text:p text:style-name="P9">m</text:p></draw:circle></draw:g><draw:path text:anchor-type="paragraph" draw:z-index="2" draw:style-name="gr3" draw:text-style-name="P9" svg:width="1.736cm" svg:height="0.252cm" draw:transform="rotate (-2.35619449019309) translate (7.78845138888716cm 1.81063194444216cm)" svg:viewBox="0 0 1737 253" svg:d="m0-30205c273 51 528-74 788-120 241-42 484-127 735-93l214-28"><text:p/></draw:path><draw:path text:anchor-type="paragraph" draw:z-index="3" draw:style-name="gr3" draw:text-style-name="P9" svg:width="1.486cm" svg:height="0.283cm" draw:transform="rotate (-1.35751709220212) translate (8.12345250964936cm 1.61732146593013cm)" svg:viewBox="0 0 1487 284" svg:d="m0-20070c220-1 436-81 658-89 219-7 389-130 605-119l224-49-32-27"><text:p/></draw:path><draw:path text:anchor-type="paragraph" draw:z-index="4" draw:style-name="gr3" draw:text-style-name="P9" svg:width="2.04cm" svg:height="1.361cm" svg:x="8.072cm" svg:y="1.602cm" svg:viewBox="0 0 2041 1362" svg:d="m0 0c272 196 566 360 870 512 234 117 515 183 680 414l170 191 189 149 132 96"><text:p/></draw:path><draw:path text:anchor-type="paragraph" draw:z-index="5" draw:style-name="gr3" draw:text-style-name="P9" svg:width="4.279cm" svg:height="0.281cm" draw:transform="rotate (2.78537095325722) translate (12.0042038471626cm 3.24479237329266cm)" svg:viewBox="0 0 4280 282" svg:d="m0-8868c215 57 406-83 613-87 217-4 433-111 645-58 228 57 435 47 667 114 223 63 465 0 694 24 208 21 418 11 623 50 204 39 413 23 618 33l197-12 216 40 7 18"><text:p/></draw:path><draw:path text:anchor-type="paragraph" draw:z-index="6" draw:style-name="gr3" draw:text-style-name="P9" svg:width="2.131cm" svg:height="0.288cm" draw:transform="rotate (-0.88924525389213) translate (10.8296255959608cm 1.3448991473256cm)" svg:viewBox="0 0 2132 289" svg:d="m0-11884c294-52 583-144 880-185 242-34 492 26 740 17l278-43 221-63 13-15"><text:p/></draw:path><draw:path text:anchor-type="paragraph" draw:z-index="7" draw:style-name="gr3" draw:text-style-name="P9" svg:width="3.705cm" svg:height="0.489cm" draw:transform="rotate (0.52063171586981) translate (6.61634722222222cm 3.01977777777778cm)" svg:viewBox="0 0 3706 490" svg:d="m0 29341c218 31 438 3 658 30 202 24 405 57 606 85 205 28 406 72 612 111s413 56 622 52 423 35 630 78c191 40 385 91 578 134v0"><text:p/></draw:path><draw:path text:anchor-type="paragraph" draw:z-index="8" draw:style-name="gr3" draw:text-style-name="P9" svg:width="1.506cm" svg:height="0.261cm" draw:transform="rotate (1.40062672472519) translate (6.09327669682974cm 5.12906988808284cm)" svg:viewBox="0 0 1507 262" svg:d="m0 25059c221-13 438-57 649-131 184-64 386-66 577-99l186-32 95 3"><text:p/></draw:path><draw:path text:anchor-type="paragraph" draw:z-index="9" draw:style-name="gr3" draw:text-style-name="P9" svg:width="1.461cm" svg:height="0.453cm" draw:transform="rotate (1.25838239068767) translate (8.07540733882369cm 5.01637032915009cm)" svg:viewBox="0 0 1462 454" svg:d="m0 31771c239 1 455-113 678-180 192-57 384-124 575-186l174-76 35-12"><text:p/></draw:path><draw:path text:anchor-type="paragraph" draw:z-index="10" draw:style-name="gr3" draw:text-style-name="P9" svg:width="2.149cm" svg:height="0.128cm" draw:transform="rotate (2.28795211643893) translate (10.1135828284369cm 5.21845375974902cm)" svg:viewBox="0 0 2150 129" svg:d="m0 4944c318 27 624-76 931-117 238-32 459 47 687 73l254-4 238-42 40-17"><text:p/></draw:path><draw:path text:anchor-type="paragraph" draw:z-index="11" draw:style-name="gr3" draw:text-style-name="P9" svg:width="3.345cm" svg:height="1.699cm" svg:x="8.789cm" svg:y="3.512cm" svg:viewBox="0 0 3346 1700" svg:d="m3346 1700c-280-79-524-241-776-377-208-112-370-272-586-379-225-113-411-295-605-454-169-138-391-181-585-264-185-79-395-60-566-170l-189-56h-39"><text:p/></draw:path><draw:path text:anchor-type="paragraph" draw:z-index="12" draw:style-name="gr3" draw:text-style-name="P9" svg:width="3.733cm" svg:height="0.234cm" draw:transform="rotate (0.454309204294038) translate (6.59802896363172cm 5.13236900371023cm)" svg:viewBox="0 0 3734 235" svg:d="m0 32719c257 41 517 15 769-23 246-36 487-113 735-126 239-12 485-36 726-24 215 11 428-48 641-22 221 26 439-33 660-16l203 17v0"><text:p/></draw:path><draw:path text:anchor-type="paragraph" draw:z-index="13" draw:style-name="gr3" draw:text-style-name="P9" svg:width="2.346cm" svg:height="0.483cm" draw:transform="rotate (2.62096093771939) translate (12.2114027777778cm 5.15584722222222cm)" svg:viewBox="0 0 2347 484" svg:d="m0-5774c273 4 535 110 803 107 261-4 481 143 728 170 249 27 450 246 713 179l103 28"><text:p/></draw:path><draw:path text:anchor-type="paragraph" draw:z-index="14" draw:style-name="gr3" draw:text-style-name="P9" svg:width="1.441cm" svg:height="0.259cm" draw:transform="rotate (2.23402144255232) translate (7.05430838238743cm 7.18926309564411cm)" svg:viewBox="0 0 1442 260" svg:d="m0-351c254-37 514-22 758 41 197 51 386 139 587 170l97 29"><text:p/></draw:path><draw:path text:anchor-type="paragraph" draw:z-index="15" draw:style-name="gr3" draw:text-style-name="P9" svg:width="2.645cm" svg:height="1.454cm" svg:x="7.449cm" svg:y="5.761cm" svg:viewBox="0 0 2646 1455" svg:d="m2646 0c-229 78-455 168-681 245-201 69-413 115-605 208-228 111-383 314-586 454-197 135-358 326-585 416l-189 132v0"><text:p/></draw:path><draw:path text:anchor-type="paragraph" draw:z-index="16" draw:style-name="gr3" draw:text-style-name="P9" svg:width="1.39cm" svg:height="0.436cm" draw:transform="rotate (2.3561944901919) translate (10.938600529533cm 7.14655224824477cm)" svg:viewBox="0 0 1391 437" svg:d="m0 645c243-34 501 27 696 187 166 136 392 175 601 200l94 41"><text:p/></draw:path><draw:path text:anchor-type="paragraph" draw:z-index="17" draw:style-name="gr3" draw:text-style-name="P9" svg:width="4.904cm" svg:height="0.602cm" draw:transform="rotate (0.200887396904509) translate (7.3659431509883cm 6.66381238790997cm)" svg:viewBox="0 0 4905 603" svg:d="m0 33279c252 10 481-82 733-101 216-16 428-86 642-121s436-25 650-61 436-19 648-60c195-39 396-47 594-72 212-26 428-23 640-24 217-2 424-55 635-84l200-35 163-44"><text:p/></draw:path><draw:path text:anchor-type="paragraph" draw:z-index="18" draw:style-name="gr3" draw:text-style-name="P9" svg:width="2.899cm" svg:height="0.92cm" draw:transform="rotate (0.7853981633973) translate (9.56556944444444cm 7.17726388888889cm)" svg:viewBox="0 0 2900 921" svg:d="m0 40548c246 33 464 159 695 240 203 72 393 144 575 254 202 122 408 108 613 214 205 105 458 59 669 160l227 40 121 13"><text:p/></draw:path></text:p></draw:text-box></draw:frame></text:p>
      <text:p text:style-name="Text_20_body"/>
      <text:h text:style-name="P2" text:outline-level="1"/>
      <text:h text:style-name="P3" text:outline-level="1">II: Basic Definitions</text:h>
      <text:h text:style-name="Heading_20_2" text:outline-level="2">A: n-Level Hierarchy and Map </text:h>
      <text:p text:style-name="Text_20_body">For a graph <text:span text:style-name="T6">G</text:span>(<text:span text:style-name="T6">V</text:span>,<text:span text:style-name="T6"> E</text:span>), <text:span text:style-name="T6">V</text:span> is the set of vertices and<text:span text:style-name="T6"> E</text:span> is the set of edges.</text:p>
      <text:p text:style-name="Text_20_body"/>
      <text:p text:style-name="Quotations"><text:span text:style-name="T6">V</text:span> is partitioned into n subsets, that is</text:p>
      <text:p text:style-name="Quotations"><draw:frame draw:style-name="fr2" draw:name="Object1" text:anchor-type="as-char" svg:width="8.25cm" svg:height="0.529cm" draw:z-index="19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The graph is layered. <text:s/>There are <text:span text:style-name="T6">n </text:span>layers. <text:s/>Vertices are on one layer and one layer only. Likewise, the edges are seperated into sets of edges which connect each layer:</text:p>
      <text:p text:style-name="Quotations"><text:s/><draw:frame draw:style-name="fr2" draw:name="Object5" text:anchor-type="as-char" svg:width="8.463cm" svg:height="0.529cm" draw:z-index="23"><draw:object xlink:href="./Object 5" xlink:type="simple" xlink:show="embed" xlink:actuate="onLoad"/><draw:image xlink:href="./ObjectReplacements/Object 5" xlink:type="simple" xlink:show="embed" xlink:actuate="onLoad"/></draw:frame></text:p>
      <text:p text:style-name="Text_20_body"/>
      <text:p text:style-name="Quotations">An order <text:span text:style-name="T1">σ</text:span><text:span text:style-name="T3">i</text:span> of <text:span text:style-name="T6">V</text:span><text:span text:style-name="T2">i</text:span> is given for each<text:span text:style-name="T6"> i</text:span>, where the term “order” means a sequence of all vertices of <text:span text:style-name="T6">V</text:span><text:span text:style-name="T2">i</text:span>;</text:p>
      <text:p text:style-name="Quotations"><draw:frame draw:style-name="fr2" draw:name="Object2" text:anchor-type="as-char" svg:width="3.972cm" svg:height="0.57cm" draw:z-index="20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The order of the vertices in each layer is important. <text:s/>For the example graph:</text:p>
      <text:p text:style-name="Text_20_body"><draw:frame draw:style-name="fr2" draw:name="Object3" text:anchor-type="as-char" svg:width="2.739cm" svg:height="2.184cm" draw:z-index="21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The drawing of a hierarchy is called a 'map'.</text:p>
      <text:p text:style-name="Text_20_body"/>
      <text:p text:style-name="Text_20_body">So, Python-wise, for the example graph, we've something like:</text:p>
      <text:p text:style-name="Code">V = [ list('ab') , list('cdef'), list('ghij'), list('klm') ] </text:p>
      <text:p text:style-name="Code">E = [ <text:s/>[('a','c'), ('a','d'), ('a','e'), ('a','f'), ('b','c'), ('b','f') ], </text:p>
      <text:p text:style-name="Code"><text:s text:c="7"/>[('c','g'), ('d','h'), ('d','i'), ('d','j'), ('e','g'), ('e','j') ], </text:p>
      <text:p text:style-name="Code"><text:s text:c="7"/>[('g','k'), ('i','k'), ('i','m'), ('j','k'), ('j','l') ] </text:p>
      <text:p text:style-name="Code"><text:s text:c="4"/>] </text:p>
      <text:p text:style-name="Code"/>
      <text:p text:style-name="Code">levels <text:s/>= len(V)</text:p>
      <text:h text:style-name="P4" text:outline-level="2"/>
      <text:h text:style-name="P6" text:outline-level="2">B: Matrix Realisation of n-Level Hierarchies</text:h>
      <text:p text:style-name="Quotations">A matrix M<text:span text:style-name="T4">(i)</text:span> = M(<text:span text:style-name="T1">σ</text:span><text:span text:style-name="T3">i</text:span>, <text:span text:style-name="T1">σ</text:span><text:span text:style-name="T2">i+1</text:span>) is a |<text:span text:style-name="T6">V</text:span><text:span text:style-name="T2">i</text:span>| x |<text:span text:style-name="T6">V</text:span><text:span text:style-name="T2">i+1</text:span>| matrix whose rows and columns are ordered according to <text:span text:style-name="T1">σ</text:span><text:span text:style-name="T3">i</text:span> and <text:span text:style-name="T1">σ</text:span><text:span text:style-name="T2">i+1</text:span> respectively.</text:p>
      <text:p text:style-name="Text_20_body">We're building a matrix for each layer in the graph. <text:s/>Rows are sources, columns are sinks. Vertices which are connected get a '1' in this matrix and unconnected vertices get a '0'. <text:s/>There is one less matrix that there are layers. <text:s/>For the example graph:</text:p>
      <text:p text:style-name="Text_20_body"><draw:frame draw:style-name="fr2" draw:name="Object4" text:anchor-type="as-char" svg:width="12.416cm" svg:height="2.792cm" draw:z-index="22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/>
      <text:p text:style-name="Code">M = [] </text:p>
      <text:p text:style-name="Code">for i in xrange(levels-1): </text:p>
      <text:p text:style-name="Code"><text:s text:c="4"/>m_shape = ( len( V[i] ), len( V[i+1] ) ) </text:p>
      <text:p text:style-name="Code"><text:s text:c="4"/>m = zeros( m_shape ) </text:p>
      <text:p text:style-name="Code"><text:s text:c="3"/></text:p>
      <text:p text:style-name="Code"><text:s text:c="4"/>for e in E[i]: </text:p>
      <text:p text:style-name="Code"><text:s text:c="8"/>row = V[i].index( e[0] ) </text:p>
      <text:p text:style-name="Code"><text:s text:c="8"/>col = V[i+1].index( e[1] ) </text:p>
      <text:p text:style-name="Code"><text:s text:c="8"/>m[row][col] = 1 </text:p>
      <text:p text:style-name="Code"><text:s text:c="4"/></text:p>
      <text:p text:style-name="Code"><text:s text:c="4"/>M.append(m)</text:p>
      <text:p text:style-name="Text_20_body"/>
      <text:p text:style-name="Text_20_body"/>
      <text:p text:style-name="Quotations">A matrix realisation <text:span text:style-name="T5">g</text:span> of <text:span text:style-name="T6">G</text:span> is given by the formula <text:span text:style-name="T5">g</text:span>(<text:span text:style-name="T1">σ</text:span><text:span text:style-name="T3">i</text:span>, ..., <text:span text:style-name="T1">σ</text:span><text:span text:style-name="T3">n</text:span>) = M<text:span text:style-name="T4">(1)</text:span> ... M<text:span text:style-name="T4">(n-1)</text:span></text:p>
      <text:p text:style-name="P7"/>
      <text:h text:style-name="P4" text:outline-level="2"/>
      <text:h text:style-name="P6" text:outline-level="2">C: The Number of Crossings of n-Level Hierarchies</text:h>
      <text:p text:style-name="Quotations">In the <text:span text:style-name="T6">i </text:span>th interconnection matrix<draw:frame draw:style-name="fr3" draw:name="Object6" text:anchor-type="as-char" svg:width="3.443cm" svg:height="0.591cm" draw:z-index="24"><draw:object xlink:href="./Object 6" xlink:type="simple" xlink:show="embed" xlink:actuate="onLoad"/><draw:image xlink:href="./ObjectReplacements/Object 6" xlink:type="simple" xlink:show="embed" xlink:actuate="onLoad"/></draw:frame>of <text:span text:style-name="T5">g</text:span>, let <draw:frame draw:style-name="fr3" draw:name="Object7" text:anchor-type="as-char" svg:width="4.092cm" svg:height="0.57cm" draw:z-index="25"><draw:object xlink:href="./Object 7" xlink:type="simple" xlink:show="embed" xlink:actuate="onLoad"/><draw:image xlink:href="./ObjectReplacements/Object 7" xlink:type="simple" xlink:show="embed" xlink:actuate="onLoad"/></draw:frame>. <text:s/>Further, let the row vector of<draw:frame draw:style-name="fr3" draw:name="Object8" text:anchor-type="as-char" svg:width="0.877cm" svg:height="0.527cm" draw:z-index="26"><draw:object xlink:href="./Object 8" xlink:type="simple" xlink:show="embed" xlink:actuate="onLoad"/><draw:image xlink:href="./ObjectReplacements/Object 8" xlink:type="simple" xlink:show="embed" xlink:actuate="onLoad"/></draw:frame>corresponding to a vertex<draw:frame draw:style-name="fr3" draw:name="Object9" text:anchor-type="as-char" svg:width="1.15cm" svg:height="0.529cm" draw:z-index="27"><draw:object xlink:href="./Object 9" xlink:type="simple" xlink:show="embed" xlink:actuate="onLoad"/><draw:image xlink:href="./ObjectReplacements/Object 9" xlink:type="simple" xlink:show="embed" xlink:actuate="onLoad"/></draw:frame>be denoted by<text:span text:style-name="T6"> r(v)</text:span>, then the number of crossings <draw:frame draw:style-name="fr3" draw:name="Object10" text:anchor-type="as-char" svg:width="2.711cm" svg:height="0.529cm" draw:z-index="28"><draw:object xlink:href="./Object 10" xlink:type="simple" xlink:show="embed" xlink:actuate="onLoad"/><draw:image xlink:href="./ObjectReplacements/Object 10" xlink:type="simple" xlink:show="embed" xlink:actuate="onLoad"/></draw:frame>produced by the ordered pair of row vectors<draw:frame draw:style-name="fr3" draw:name="Object11" text:anchor-type="as-char" svg:width="2.455cm" svg:height="0.531cm" draw:z-index="29"><draw:object xlink:href="./Object 11" xlink:type="simple" xlink:show="embed" xlink:actuate="onLoad"/><draw:image xlink:href="./ObjectReplacements/Object 11" xlink:type="simple" xlink:show="embed" xlink:actuate="onLoad"/><svg:desc>formula</svg:desc></draw:frame>is given by the formula</text:p>
      <text:p text:style-name="Quotations"><draw:frame draw:style-name="fr3" draw:name="Object13" text:anchor-type="as-char" svg:width="5.863cm" svg:height="1.139cm" draw:z-index="30"><draw:object xlink:href="./Object 13" xlink:type="simple" xlink:show="embed" xlink:actuate="onLoad"/><draw:image xlink:href="./ObjectReplacements/Object 13" xlink:type="simple" xlink:show="embed" xlink:actuate="onLoad"/><svg:desc>formula</svg:desc></draw:frame>where <draw:frame draw:style-name="fr3" draw:name="Object12" text:anchor-type="as-char" svg:width="1.702cm" svg:height="0.533cm" draw:z-index="31"><draw:object xlink:href="./Object 12" xlink:type="simple" xlink:show="embed" xlink:actuate="onLoad"/><draw:image xlink:href="./ObjectReplacements/Object 12" xlink:type="simple" xlink:show="embed" xlink:actuate="onLoad"/></draw:frame></text:p>
      <text:p text:style-name="Text_20_body">Taking into account Python's zero-indexing carry on:</text:p>
      <text:p text:style-name="Code">def calc_k(i,j,k):</text:p>
      <text:p text:style-name="Code"><text:s text:c="4"/>""" Calculate the crossings between an ordered pair of vertex rows. """</text:p>
      <text:p text:style-name="Code"><text:s text:c="4"/>q = len( V[i+1] )</text:p>
      <text:p text:style-name="Code"><text:s text:c="4"/>k_jk = 0</text:p>
      <text:p text:style-name="Code"><text:s text:c="4"/></text:p>
      <text:p text:style-name="Code"><text:s text:c="4"/>for a in xrange(0,q-1): <text:s/># 0 ... q-2</text:p>
      <text:p text:style-name="Code"><text:s text:c="8"/>for b in xrange(a+1, q): # a+1 ... q-1</text:p>
      <text:p text:style-name="Code"><text:s text:c="12"/>k_jk += M[i][j][b] * M[i][k][a]</text:p>
      <text:p text:style-name="Code"><text:s text:c="4"/></text:p>
      <text:p text:style-name="Code"><text:s text:c="4"/>return k_jk</text:p>
      <text:p text:style-name="Text_20_body"/>
      <text:p text:style-name="Text_20_body">Crossovers... <text:s/>So, to get the crossovers in each layer, we have to check crossovers between each row vector in the layer. Hence:</text:p>
      <text:p text:style-name="Quotations"><draw:frame draw:style-name="fr3" draw:name="Object14" text:anchor-type="as-char" svg:width="4.186cm" svg:height="1.139cm" draw:z-index="32"><draw:object xlink:href="./Object 14" xlink:type="simple" xlink:show="embed" xlink:actuate="onLoad"/><draw:image xlink:href="./ObjectReplacements/Object 14" xlink:type="simple" xlink:show="embed" xlink:actuate="onLoad"/><svg:desc>formula</svg:desc></draw:frame>where <draw:frame draw:style-name="fr3" draw:name="Object15" text:anchor-type="as-char" svg:width="1.401cm" svg:height="0.533cm" draw:z-index="3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Text_20_body">Which in Python is:</text:p>
      <text:p text:style-name="Code">def calc_layer_crossings(i):</text:p>
      <text:p text:style-name="Code"><text:s text:c="4"/>p = len( V[i] )</text:p>
      <text:p text:style-name="Code"><text:s text:c="4"/>K_M = 0</text:p>
      <text:p text:style-name="Code"><text:s text:c="4"/></text:p>
      <text:p text:style-name="Code"><text:s text:c="4"/>for j in xrange(0,p-1):</text:p>
      <text:p text:style-name="Code"><text:s text:c="8"/>for k in xrange(j+1,p):</text:p>
      <text:p text:style-name="Code"><text:s text:c="12"/>K_M += calc_k(i, j, k )</text:p>
      <text:p text:style-name="Code"><text:s text:c="4"/></text:p>
      <text:p text:style-name="Code"><text:s text:c="4"/>return K_M</text:p>
      <text:p text:style-name="Text_20_body"/>
      <text:p text:style-name="Text_20_body">adfsa</text:p>
      <text:p text:style-name="Text_20_body"/>
      <text:p text:style-name="P8">So far, our Python program outputs the interconnection matrices and the crossover count for each layer:</text:p>
      <text:p text:style-name="Code">M(0)</text:p>
      <text:p text:style-name="Code">[[ 1. <text:s/>1. <text:s/>1. <text:s/>1.]</text:p>
      <text:p text:style-name="Code"><text:s/>[ 1. <text:s/>0. <text:s/>0. <text:s/>1.]]</text:p>
      <text:p text:style-name="Code"></text:p>
      <text:p text:style-name="Code">M(1)</text:p>
      <text:p text:style-name="Code">[[ 1. <text:s/>0. <text:s/>0. <text:s/>0.]</text:p>
      <text:p text:style-name="Code"><text:s/>[ 0. <text:s/>1. <text:s/>1. <text:s/>1.]</text:p>
      <text:p text:style-name="Code"><text:s/>[ 1. <text:s/>0. <text:s/>0. <text:s/>1.]</text:p>
      <text:p text:style-name="Code"><text:s/>[ 0. <text:s/>0. <text:s/>0. <text:s/>0.]]</text:p>
      <text:p text:style-name="Code"></text:p>
      <text:p text:style-name="Code">M(2)</text:p>
      <text:p text:style-name="Code">[[ 1. <text:s/>0. <text:s/>0.]</text:p>
      <text:p text:style-name="Code"><text:s/>[ 0. <text:s/>0. <text:s/>0.]</text:p>
      <text:p text:style-name="Code"><text:s/>[ 1. <text:s/>0. <text:s/>1.]</text:p>
      <text:p text:style-name="Code"><text:s/>[ 1. <text:s/>1. <text:s/>0.]]</text:p>
      <text:p text:style-name="Code"></text:p>
      <text:p text:style-name="Code">Layer 0 3.0</text:p>
      <text:p text:style-name="Code">Layer 1 3.0</text:p>
      <text:p text:style-name="Code">Layer 2 2.0</text:p>
      <text:p text:style-name="Text_20_body"/>
      <text:h text:style-name="P4" text:outline-level="2"/>
      <text:h text:style-name="P6" text:outline-level="2">D: Connectivity</text:h>
      <text:p text:style-name="Quotations">In an n-level hierarchy<draw:frame draw:style-name="fr3" draw:name="Object16" text:anchor-type="as-char" svg:width="2.902cm" svg:height="0.487cm" draw:z-index="34"><draw:object xlink:href="./Object 16" xlink:type="simple" xlink:show="embed" xlink:actuate="onLoad"/><draw:image xlink:href="./ObjectReplacements/Object 16" xlink:type="simple" xlink:show="embed" xlink:actuate="onLoad"/></draw:frame>if<draw:frame draw:style-name="fr3" draw:name="Object17" text:anchor-type="as-char" svg:width="3.124cm" svg:height="0.63cm" draw:z-index="35"><draw:object xlink:href="./Object 17" xlink:type="simple" xlink:show="embed" xlink:actuate="onLoad"/><draw:image xlink:href="./ObjectReplacements/Object 17" xlink:type="simple" xlink:show="embed" xlink:actuate="onLoad"/></draw:frame>,<draw:frame draw:style-name="fr3" draw:name="Object18" text:anchor-type="as-char" svg:width="1.826cm" svg:height="0.467cm" draw:z-index="36"><draw:object xlink:href="./Object 18" xlink:type="simple" xlink:show="embed" xlink:actuate="onLoad"/><draw:image xlink:href="./ObjectReplacements/Object 18" xlink:type="simple" xlink:show="embed" xlink:actuate="onLoad"/></draw:frame>, then the upper connectivity <draw:frame draw:style-name="fr3" draw:name="Object19" text:anchor-type="as-char" svg:width="0.693cm" svg:height="0.589cm" draw:z-index="37"><draw:object xlink:href="./Object 19" xlink:type="simple" xlink:show="embed" xlink:actuate="onLoad"/><draw:image xlink:href="./ObjectReplacements/Object 19" xlink:type="simple" xlink:show="embed" xlink:actuate="onLoad"/></draw:frame>of vertex<draw:frame draw:style-name="fr3" draw:name="Object20" text:anchor-type="as-char" svg:width="0.543cm" svg:height="0.589cm" draw:z-index="38"><draw:object xlink:href="./Object 20" xlink:type="simple" xlink:show="embed" xlink:actuate="onLoad"/><draw:image xlink:href="./ObjectReplacements/Object 20" xlink:type="simple" xlink:show="embed" xlink:actuate="onLoad"/></draw:frame>and the lower connectivity<draw:frame draw:style-name="fr3" draw:name="Object21" text:anchor-type="as-char" svg:width="0.693cm" svg:height="0.591cm" draw:z-index="39"><draw:object xlink:href="./Object 21" xlink:type="simple" xlink:show="embed" xlink:actuate="onLoad"/><draw:image xlink:href="./ObjectReplacements/Object 21" xlink:type="simple" xlink:show="embed" xlink:actuate="onLoad"/></draw:frame>of vertex<draw:frame draw:style-name="fr3" draw:name="Object22" text:anchor-type="as-char" svg:width="0.543cm" svg:height="0.589cm" draw:z-index="40"><draw:object xlink:href="./Object 22" xlink:type="simple" xlink:show="embed" xlink:actuate="onLoad"/><draw:image xlink:href="./ObjectReplacements/Object 22" xlink:type="simple" xlink:show="embed" xlink:actuate="onLoad"/><svg:desc>formula</svg:desc></draw:frame>are defined by the formulas</text:p>
      <text:p text:style-name="Quotations"><draw:frame draw:style-name="fr3" draw:name="Object23" text:anchor-type="as-char" svg:width="7.733cm" svg:height="1.178cm" draw:z-index="41"><draw:object xlink:href="./Object 23" xlink:type="simple" xlink:show="embed" xlink:actuate="onLoad"/><draw:image xlink:href="./ObjectReplacements/Object 23" xlink:type="simple" xlink:show="embed" xlink:actuate="onLoad"/></draw:frame></text:p>
      <text:p text:style-name="Quotations"><draw:frame draw:style-name="fr3" draw:name="Object24" text:anchor-type="as-char" svg:width="8.07cm" svg:height="1.178cm" draw:z-index="42"><draw:object xlink:href="./Object 24" xlink:type="simple" xlink:show="embed" xlink:actuate="onLoad"/><draw:image xlink:href="./ObjectReplacements/Object 24" xlink:type="simple" xlink:show="embed" xlink:actuate="onLoad"/></draw:frame></text:p>
      <text:p text:style-name="Text_20_body">For each vertice, we're counting how many vertices its connected to in the layer above. <text:s/>We get a count for connections to the layer below too. </text:p>
      <text:p text:style-name="Code">def calc_upper_connectivity( i, k ):</text:p>
      <text:p text:style-name="Code"><text:s text:c="4"/>lim = len( V[i-1] )</text:p>
      <text:p text:style-name="Code"><text:s text:c="4"/>C_U = 0</text:p>
      <text:p text:style-name="Code"><text:s text:c="4"/></text:p>
      <text:p text:style-name="Code"><text:s text:c="4"/>for j in xrange(0, lim ):</text:p>
      <text:p text:style-name="Code"><text:s text:c="8"/>C_U += M[i-1][j][k]</text:p>
      <text:p text:style-name="Code"><text:s text:c="8"/></text:p>
      <text:p text:style-name="Code"><text:s text:c="4"/>return C_U</text:p>
      <text:p text:style-name="Code"></text:p>
      <text:p text:style-name="Code"></text:p>
      <text:p text:style-name="Code">def calc_lower_connectivity( i, k ):</text:p>
      <text:p text:style-name="Code"><text:s text:c="4"/>lim = len( V[i+1] )</text:p>
      <text:p text:style-name="Code"><text:s text:c="4"/>C_L = 0</text:p>
      <text:p text:style-name="Code"><text:s text:c="4"/></text:p>
      <text:p text:style-name="Code"><text:s text:c="4"/>for l in xrange(0, lim ):</text:p>
      <text:p text:style-name="Code"><text:s text:c="8"/>C_L += M[i][k][l]</text:p>
      <text:p text:style-name="Code"><text:s text:c="8"/></text:p>
      <text:p text:style-name="Code"><text:s text:c="4"/>return C_L</text:p>
      <text:h text:style-name="P4" text:outline-level="2"/>
      <text:h text:style-name="P6" text:outline-level="2">E: Barycentres</text:h>
      <text:h text:style-name="Heading_20_4" text:outline-level="4">Barycentre I</text:h>
      <text:p text:style-name="Quotations">[...] barycentre<draw:frame draw:style-name="fr3" draw:name="Object25" text:anchor-type="as-char" svg:width="0.693cm" svg:height="0.529cm" draw:z-index="43"><draw:object xlink:href="./Object 25" xlink:type="simple" xlink:show="embed" xlink:actuate="onLoad"/><draw:image xlink:href="./ObjectReplacements/Object 25" xlink:type="simple" xlink:show="embed" xlink:actuate="onLoad"/></draw:frame>of a binary vector <draw:frame draw:style-name="fr3" draw:name="Object26" text:anchor-type="as-char" svg:width="2.732cm" svg:height="0.529cm" draw:z-index="44"><draw:object xlink:href="./Object 26" xlink:type="simple" xlink:show="embed" xlink:actuate="onLoad"/><draw:image xlink:href="./ObjectReplacements/Object 26" xlink:type="simple" xlink:show="embed" xlink:actuate="onLoad"/></draw:frame>to be used in the definition of a specific generating matrix in Section III is given by:</text:p>
      <text:p text:style-name="Quotations"><draw:frame draw:style-name="fr3" draw:name="Object27" text:anchor-type="as-char" svg:width="4.212cm" svg:height="1.139cm" draw:z-index="45"><draw:object xlink:href="./Object 27" xlink:type="simple" xlink:show="embed" xlink:actuate="onLoad"/><draw:image xlink:href="./ObjectReplacements/Object 27" xlink:type="simple" xlink:show="embed" xlink:actuate="onLoad"/></draw:frame></text:p>
      <text:p text:style-name="Text_20_body">fff</text:p>
      <text:h text:style-name="Heading_20_4" text:outline-level="4">Barycentre II</text:h>
      <text:p text:style-name="Quotations">Next the formulas</text:p>
      <text:p text:style-name="Quotations"><draw:frame draw:style-name="fr3" draw:name="Object28" text:anchor-type="as-char" svg:width="8.186cm" svg:height="1.139cm" draw:z-index="46"><draw:object xlink:href="./Object 28" xlink:type="simple" xlink:show="embed" xlink:actuate="onLoad"/><draw:image xlink:href="./ObjectReplacements/Object 28" xlink:type="simple" xlink:show="embed" xlink:actuate="onLoad"/></draw:frame></text:p>
      <text:p text:style-name="Quotations"><draw:frame draw:style-name="fr3" draw:name="Object29" text:anchor-type="as-char" svg:width="8.474cm" svg:height="1.139cm" draw:z-index="4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Quotations">give row and column barycentres of a binary interconnection matrix<draw:frame draw:style-name="fr3" draw:name="Object30" text:anchor-type="as-char" svg:width="2.087cm" svg:height="0.589cm" draw:z-index="48"><draw:object xlink:href="./Object 30" xlink:type="simple" xlink:show="embed" xlink:actuate="onLoad"/><draw:image xlink:href="./ObjectReplacements/Object 30" xlink:type="simple" xlink:show="embed" xlink:actuate="onLoad"/></draw:frame>respectively, which will be used in BC method.</text:p>
      <text:p text:style-name="Text_20_body">asdf</text:p>
      <text:h text:style-name="Heading_20_4" text:outline-level="4">Barycentre III</text:h>
      <text:p text:style-name="Quotations">Finally, upper and lower barycenters<draw:frame draw:style-name="fr3" draw:name="Object31" text:anchor-type="as-char" svg:width="1.453cm" svg:height="0.589cm" draw:z-index="49"><draw:object xlink:href="./Object 31" xlink:type="simple" xlink:show="embed" xlink:actuate="onLoad"/><draw:image xlink:href="./ObjectReplacements/Object 31" xlink:type="simple" xlink:show="embed" xlink:actuate="onLoad"/></draw:frame>of upper and lower vertices connected to the <text:span text:style-name="T6">k</text:span> th vertex <draw:frame draw:style-name="fr3" draw:name="Object32" text:anchor-type="as-char" svg:width="0.543cm" svg:height="0.589cm" draw:z-index="50"><draw:object xlink:href="./Object 32" xlink:type="simple" xlink:show="embed" xlink:actuate="onLoad"/><draw:image xlink:href="./ObjectReplacements/Object 32" xlink:type="simple" xlink:show="embed" xlink:actuate="onLoad"/></draw:frame>in the <text:span text:style-name="T6">i</text:span> th level are defined by</text:p>
      <text:p text:style-name="Quotations"><draw:frame draw:style-name="fr3" draw:name="Object33" text:anchor-type="as-char" svg:width="7.708cm" svg:height="1.139cm" draw:z-index="51"><draw:object xlink:href="./Object 33" xlink:type="simple" xlink:show="embed" xlink:actuate="onLoad"/><draw:image xlink:href="./ObjectReplacements/Object 33" xlink:type="simple" xlink:show="embed" xlink:actuate="onLoad"/></draw:frame><text:tab/>where<draw:frame draw:style-name="fr3" draw:name="Object35" text:anchor-type="as-char" svg:width="1.739cm" svg:height="0.533cm" draw:z-index="53"><draw:object xlink:href="./Object 35" xlink:type="simple" xlink:show="embed" xlink:actuate="onLoad"/><draw:image xlink:href="./ObjectReplacements/Object 35" xlink:type="simple" xlink:show="embed" xlink:actuate="onLoad"/></draw:frame></text:p>
      <text:p text:style-name="Quotations"><draw:frame draw:style-name="fr3" draw:name="Object34" text:anchor-type="as-char" svg:width="7.354cm" svg:height="1.139cm" draw:z-index="52"><draw:object xlink:href="./Object 34" xlink:type="simple" xlink:show="embed" xlink:actuate="onLoad"/><draw:image xlink:href="./ObjectReplacements/Object 34" xlink:type="simple" xlink:show="embed" xlink:actuate="onLoad"/><svg:desc>formula</svg:desc></draw:frame><text:tab/>where<draw:frame draw:style-name="fr3" draw:name="Object36" text:anchor-type="as-char" svg:width="1.702cm" svg:height="0.533cm" draw:z-index="54"><draw:object xlink:href="./Object 36" xlink:type="simple" xlink:show="embed" xlink:actuate="onLoad"/><draw:image xlink:href="./ObjectReplacements/Object 36" xlink:type="simple" xlink:show="embed" xlink:actuate="onLoad"/></draw:frame></text:p>
      <text:p text:style-name="Quotations">[..] These barycentres will be used in the PR method.</text:p>
      <text:p text:style-name="Text_20_body">dd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cm" style:auto-text-indent="false" style:shadow="non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 fo:padding="0.049cm" fo:border="0.002cm solid #008080" style:shadow="#808080 -0.18cm 0.18cm"/>
      <style:text-properties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" style:next-style-name="Text_20_body" style:master-page-name="">
      <style:paragraph-properties fo:margin-left="0.499cm" fo:margin-right="0.499cm" fo:margin-top="0.101cm" fo:margin-bottom="0cm" fo:text-indent="0cm" style:auto-text-indent="false" style:page-number="auto" fo:background-color="#e6e6e6" fo:padding="0.049cm" fo:border="0.002cm solid #000000" style:shadow="none">
        <style:tab-stops/>
        <style:background-image/>
      </style:paragraph-properties>
      <style:text-properties style:font-name="Liberation Mono" fo:font-size="10pt" fo:font-style="normal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y </meta:initial-creator>
    <meta:creation-date>2010-05-23T02:31:06</meta:creation-date>
    <dc:date>2010-05-23T08:33:39</dc:date>
    <dc:creator>marty </dc:creator>
    <meta:editing-duration>PT05H52M21S</meta:editing-duration>
    <meta:editing-cycles>35</meta:editing-cycles>
    <meta:generator>OpenOffice.org/3.2$Unix OpenOffice.org_project/320m12$Build-9483</meta:generator>
    <meta:document-statistic meta:table-count="0" meta:image-count="0" meta:object-count="36" meta:page-count="7" meta:paragraph-count="126" meta:word-count="730" meta:character-count="4192"/>
  </office:meta>
</office:document-meta>
</file>

<file path=Object 1/content.xml><?xml version="1.0" encoding="utf-8"?>
<math xmlns="http://www.w3.org/1998/Math/MathML">
  <semantics>
    <mrow>
      <mrow>
        <mi>V</mi>
        <mi mathvariant="normal">=</mi>
        <msub>
          <mi>V</mi>
          <mn>1</mn>
        </msub>
      </mrow>
      <mrow>
        <mi/>
        <mi mathvariant="normal">∪</mi>
        <mi/>
      </mrow>
      <msub>
        <mi>V</mi>
        <mn>2</mn>
      </msub>
      <mrow>
        <mi/>
        <mi mathvariant="normal">∪</mi>
        <mi/>
      </mrow>
      <mi mathvariant="normal">⋯</mi>
      <mrow>
        <mi/>
        <mi mathvariant="normal">∪</mi>
        <mi/>
      </mrow>
      <msub>
        <mi>V</mi>
        <mi>n</mi>
      </msub>
      <mi/>
      <mrow>
        <mo stretchy="false">(</mo>
        <mrow>
          <msub>
            <mi>V</mi>
            <mi>i</mi>
          </msub>
          <mrow>
            <mi/>
            <mi mathvariant="normal">∩</mi>
            <mi/>
          </mrow>
          <msub>
            <mi>V</mi>
            <mi>j</mi>
          </msub>
          <mrow>
            <mi/>
            <mi mathvariant="normal">=</mi>
            <mi/>
          </mrow>
          <mi mathvariant="normal">∅</mi>
          <mi>,</mi>
          <mi/>
          <mi>i</mi>
          <mrow>
            <mi/>
            <mi mathvariant="normal">≠</mi>
            <mi/>
          </mrow>
          <mi>j</mi>
        </mrow>
        <mo stretchy="false">)</mo>
      </mrow>
    </mrow>
    <annotation encoding="StarMath 5.0">V = V_{1} ` union ` V_{2} ` union ` dotsaxis ` union ` V_{n}~~(V_{i} ` intersection `  V_{j} ` = ` emptyset , ` i ` &lt;&gt; ` j )</annotation>
  </semantics>
</math>
</file>

<file path=Object 10/content.xml><?xml version="1.0" encoding="utf-8"?>
<math xmlns="http://www.w3.org/1998/Math/MathML">
  <semantics>
    <mrow>
      <mi>k</mi>
      <mrow>
        <mo stretchy="false">(</mo>
        <mrow>
          <mi>r</mi>
          <mrow>
            <mo stretchy="false">(</mo>
            <msub>
              <mi>v</mi>
              <mi>j</mi>
            </msub>
            <mo stretchy="false">)</mo>
          </mrow>
          <mi>,</mi>
          <mi>r</mi>
          <mrow>
            <mo stretchy="false">(</mo>
            <msub>
              <mi>v</mi>
              <mi>k</mi>
            </msub>
            <mo stretchy="false">)</mo>
          </mrow>
        </mrow>
        <mo stretchy="false">)</mo>
      </mrow>
    </mrow>
    <annotation encoding="StarMath 5.0">k( r(v_{j}), r(v_{k}) )</annotation>
  </semantics>
</math>
</file>

<file path=Object 11/content.xml><?xml version="1.0" encoding="utf-8"?>
<math xmlns="http://www.w3.org/1998/Math/MathML">
  <semantics>
    <mrow>
      <mo stretchy="false">(</mo>
      <mrow>
        <mi>r</mi>
        <mrow>
          <mo stretchy="false">(</mo>
          <msub>
            <mi>v</mi>
            <mi>j</mi>
          </msub>
          <mo stretchy="false">)</mo>
        </mrow>
        <mi>,</mi>
        <mi>r</mi>
        <mrow>
          <mo stretchy="false">(</mo>
          <msub>
            <mi>v</mi>
            <mi>k</mi>
          </msub>
          <mo stretchy="false">)</mo>
        </mrow>
      </mrow>
      <mo stretchy="false">)</mo>
    </mrow>
    <annotation encoding="StarMath 5.0">(r(v_{j}), r(v_{k}))</annotation>
  </semantics>
</math>
</file>

<file path=Object 12/content.xml><?xml version="1.0" encoding="utf-8"?>
<math xmlns="http://www.w3.org/1998/Math/MathML">
  <semantics>
    <mrow>
      <mi>q</mi>
      <mi mathvariant="normal">=</mi>
      <mfenced open="∣" close="∣">
        <msub>
          <mi>V</mi>
          <mrow>
            <mi>i</mi>
            <mo stretchy="false">+</mo>
            <mn>1</mn>
          </mrow>
        </msub>
      </mfenced>
    </mrow>
    <annotation encoding="StarMath 5.0">q = abs{V_{i+1}}</annotation>
  </semantics>
</math>
</file>

<file path=Object 13/content.xml><?xml version="1.0" encoding="utf-8"?>
<math xmlns="http://www.w3.org/1998/Math/MathML">
  <semantics>
    <mrow>
      <mi>k</mi>
      <mrow>
        <mrow>
          <mo stretchy="false">(</mo>
          <mrow>
            <mi>r</mi>
            <mrow>
              <mo stretchy="false">(</mo>
              <msub>
                <mi>v</mi>
                <mi>j</mi>
              </msub>
              <mo stretchy="false">)</mo>
            </mrow>
            <mi>,</mi>
            <mi>r</mi>
            <mrow>
              <mo stretchy="false">(</mo>
              <msub>
                <mi>v</mi>
                <mi>k</mi>
              </msub>
              <mo stretchy="false">)</mo>
            </mrow>
          </mrow>
          <mo stretchy="false">)</mo>
        </mrow>
        <mi mathvariant="normal">=</mi>
        <mrow>
          <munderover>
            <mi mathvariant="normal">∑</mi>
            <mrow>
              <mo stretchy="false">α</mo>
              <mi mathvariant="normal">=</mi>
              <mn>1</mn>
            </mrow>
            <mrow>
              <mi>q</mi>
              <mi mathvariant="normal">−</mi>
              <mn>1</mn>
            </mrow>
          </munderover>
          <mrow>
            <munderover>
              <mi mathvariant="normal">∑</mi>
              <mrow>
                <mo stretchy="false">β</mo>
                <mi mathvariant="normal">=</mi>
                <mrow>
                  <mo stretchy="false">α</mo>
                  <mo stretchy="false">+</mo>
                  <mn>1</mn>
                </mrow>
              </mrow>
              <mi>q</mi>
            </munderover>
            <mrow>
              <msubsup>
                <mi>m</mi>
                <mrow>
                  <mi>j</mi>
                  <mo stretchy="false">β</mo>
                </mrow>
                <mrow>
                  <mo stretchy="false">(</mo>
                  <mi>i</mi>
                  <mo stretchy="false">)</mo>
                </mrow>
              </msubsup>
              <msubsup>
                <mi>m</mi>
                <mrow>
                  <mi>k</mi>
                  <mo stretchy="false">α</mo>
                </mrow>
                <mrow>
                  <mo stretchy="false">(</mo>
                  <mi>i</mi>
                  <mo stretchy="false">)</mo>
                </mrow>
              </msubsup>
            </mrow>
          </mrow>
        </mrow>
      </mrow>
    </mrow>
    <annotation encoding="StarMath 5.0">k( r(v_{j}), r(v_{k}) ) = sum from { %alpha = 1 } to { q-1 } {
                             sum from { %beta = %alpha + 1 } to {q} {
                                m^{(i)}_{j%beta} m^{(i)}_{k%alpha}
                             }
                          }</annotation>
  </semantics>
</math>
</file>

<file path=Object 14/content.xml><?xml version="1.0" encoding="utf-8"?>
<math xmlns="http://www.w3.org/1998/Math/MathML">
  <semantics>
    <mrow>
      <munderover>
        <mi mathvariant="normal">∑</mi>
        <mrow>
          <mi>j</mi>
          <mi mathvariant="normal">=</mi>
          <mn>1</mn>
        </mrow>
        <mrow>
          <mi>p</mi>
          <mi mathvariant="normal">−</mi>
          <mn>1</mn>
        </mrow>
      </munderover>
      <mrow>
        <munderover>
          <mi mathvariant="normal">∑</mi>
          <mrow>
            <mi>k</mi>
            <mi mathvariant="normal">=</mi>
            <mrow>
              <mi>j</mi>
              <mo stretchy="false">+</mo>
              <mn>1</mn>
            </mrow>
          </mrow>
          <mi>p</mi>
        </munderover>
        <mrow>
          <mi>k</mi>
          <mrow>
            <mo stretchy="false">(</mo>
            <mrow>
              <mi>r</mi>
              <mrow>
                <mo stretchy="false">(</mo>
                <msub>
                  <mi>v</mi>
                  <mi>j</mi>
                </msub>
                <mo stretchy="false">)</mo>
              </mrow>
              <mi>,</mi>
              <mi>r</mi>
              <mrow>
                <mo stretchy="false">(</mo>
                <msub>
                  <mi>v</mi>
                  <mi>k</mi>
                </msub>
                <mo stretchy="false">)</mo>
              </mrow>
            </mrow>
            <mo stretchy="false">)</mo>
          </mrow>
        </mrow>
      </mrow>
    </mrow>
    <annotation encoding="StarMath 5.0">sum from { j = 1 } to { p-1 } {
                             sum from { k = j + 1 } to {p} {
                               k( r(v_{j}), r(v_{k}) )
                             }
                          }
                          </annotation>
  </semantics>
</math>
</file>

<file path=Object 15/content.xml><?xml version="1.0" encoding="utf-8"?>
<math xmlns="http://www.w3.org/1998/Math/MathML">
  <semantics>
    <mrow>
      <mi>p</mi>
      <mi mathvariant="normal">=</mi>
      <mfenced open="∣" close="∣">
        <msub>
          <mi>V</mi>
          <mi>i</mi>
        </msub>
      </mfenced>
    </mrow>
    <annotation encoding="StarMath 5.0">p = abs{V_{i}}</annotation>
  </semantics>
</math>
</file>

<file path=Object 16/content.xml><?xml version="1.0" encoding="utf-8"?>
<math xmlns="http://www.w3.org/1998/Math/MathML">
  <semantics>
    <mrow>
      <mi>G</mi>
      <mi mathvariant="normal">=</mi>
      <mrow>
        <mo stretchy="false">(</mo>
        <mrow>
          <mi>V</mi>
          <mi>,</mi>
          <mi>E</mi>
          <mi>,</mi>
          <mi>n</mi>
          <mi>,</mi>
          <mo stretchy="false">σ</mo>
        </mrow>
        <mo stretchy="false">)</mo>
      </mrow>
    </mrow>
    <annotation encoding="StarMath 5.0">G = (V,E,n,%sigma)</annotation>
  </semantics>
</math>
</file>

<file path=Object 17/content.xml><?xml version="1.0" encoding="utf-8"?>
<math xmlns="http://www.w3.org/1998/Math/MathML">
  <semantics>
    <mrow>
      <mrow>
        <msub>
          <mo stretchy="false">σ</mo>
          <mi>i</mi>
        </msub>
        <mi mathvariant="normal">=</mi>
        <msubsup>
          <mi>v</mi>
          <mn>1</mn>
          <mi>i</mi>
        </msubsup>
      </mrow>
      <mi mathvariant="normal">⋯</mi>
      <msubsup>
        <mi>v</mi>
        <mi>k</mi>
        <mi>i</mi>
      </msubsup>
      <mi mathvariant="normal">⋯</mi>
      <msubsup>
        <mi>v</mi>
        <mfenced open="∣" close="∣">
          <msub>
            <mi>V</mi>
            <mi>i</mi>
          </msub>
        </mfenced>
        <mi>i</mi>
      </msubsup>
    </mrow>
    <annotation encoding="StarMath 5.0">%sigma_{i} = v^{i}_{1} dotsaxis v^{i}_{k} dotsaxis v^{i}_{abs{V_{i}}}</annotation>
  </semantics>
</math>
</file>

<file path=Object 18/content.xml><?xml version="1.0" encoding="utf-8"?>
<math xmlns="http://www.w3.org/1998/Math/MathML">
  <semantics>
    <mrow>
      <mrow>
        <mi>i</mi>
        <mi mathvariant="normal">=</mi>
        <mn>1,</mn>
      </mrow>
      <mi mathvariant="normal">⋯</mi>
      <mi>,</mi>
      <mi>n</mi>
    </mrow>
    <annotation encoding="StarMath 5.0">i=1,dotsaxis,n</annotation>
  </semantics>
</math>
</file>

<file path=Object 19/content.xml><?xml version="1.0" encoding="utf-8"?>
<math xmlns="http://www.w3.org/1998/Math/MathML">
  <semantics>
    <msubsup>
      <mi>C</mi>
      <mi mathvariant="italic">ik</mi>
      <mi>U</mi>
    </msubsup>
    <annotation encoding="StarMath 5.0">C^{U}_{ik}</annotation>
  </semantics>
</math>
</file>

<file path=Object 2/content.xml><?xml version="1.0" encoding="utf-8"?>
<math xmlns="http://www.w3.org/1998/Math/MathML">
  <semantics>
    <mrow>
      <mrow>
        <msub>
          <mi>σ</mi>
          <mn>1</mn>
        </msub>
        <mi mathvariant="normal">=</mi>
        <msub>
          <mi>v</mi>
          <mn>1</mn>
        </msub>
      </mrow>
      <mi>,</mi>
      <msub>
        <mi>v</mi>
        <mn>2</mn>
      </msub>
      <mi>,</mi>
      <mi mathvariant="normal">⋯</mi>
      <mi>,</mi>
      <msub>
        <mi>v</mi>
        <mfenced open="∣" close="∣">
          <msub>
            <mi>V</mi>
            <mi>i</mi>
          </msub>
        </mfenced>
      </msub>
    </mrow>
    <annotation encoding="StarMath 5.0">σ _{1} = v_{1}, v_{2}, dotsaxis , v_{ abs{ V_{i} } }</annotation>
  </semantics>
</math>
</file>

<file path=Object 20/content.xml><?xml version="1.0" encoding="utf-8"?>
<math xmlns="http://www.w3.org/1998/Math/MathML">
  <semantics>
    <msubsup>
      <mi>v</mi>
      <mi>k</mi>
      <mi>i</mi>
    </msubsup>
    <annotation encoding="StarMath 5.0">v^{i}_{k}</annotation>
  </semantics>
</math>
</file>

<file path=Object 21/content.xml><?xml version="1.0" encoding="utf-8"?>
<math xmlns="http://www.w3.org/1998/Math/MathML">
  <semantics>
    <msubsup>
      <mi>C</mi>
      <mi mathvariant="italic">ik</mi>
      <mi>L</mi>
    </msubsup>
    <annotation encoding="StarMath 5.0">C^{L}_{ik}</annotation>
  </semantics>
</math>
</file>

<file path=Object 22/content.xml><?xml version="1.0" encoding="utf-8"?>
<math xmlns="http://www.w3.org/1998/Math/MathML">
  <semantics>
    <msubsup>
      <mi>v</mi>
      <mi>k</mi>
      <mi>i</mi>
    </msubsup>
    <annotation encoding="StarMath 5.0">v^{i}_{k}</annotation>
  </semantics>
</math>
</file>

<file path=Object 23/content.xml><?xml version="1.0" encoding="utf-8"?>
<math xmlns="http://www.w3.org/1998/Math/MathML">
  <semantics>
    <mrow>
      <mrow>
        <msubsup>
          <mi>C</mi>
          <mi mathvariant="italic">ik</mi>
          <mi>U</mi>
        </msubsup>
        <mi mathvariant="normal">=</mi>
        <mrow>
          <munderover>
            <mi mathvariant="normal">∑</mi>
            <mrow>
              <mi>j</mi>
              <mi mathvariant="normal">=</mi>
              <mn>1</mn>
            </mrow>
            <mfenced open="∣" close="∣">
              <msub>
                <mi>V</mi>
                <mrow>
                  <mi>i</mi>
                  <mi mathvariant="normal">−</mi>
                  <mn>1</mn>
                </mrow>
              </msub>
            </mfenced>
          </munderover>
          <msubsup>
            <mi>m</mi>
            <mi mathvariant="italic">jk</mi>
            <mrow>
              <mi>i</mi>
              <mi mathvariant="normal">−</mi>
              <mn>1</mn>
            </mrow>
          </msubsup>
        </mrow>
      </mrow>
      <mi/>
      <mrow>
        <mi>k</mi>
        <mi mathvariant="normal">=</mi>
        <mn>1,</mn>
      </mrow>
      <mi mathvariant="normal">⋯</mi>
      <mi>,</mi>
      <mfenced open="∣" close="∣">
        <msub>
          <mi>V</mi>
          <mi>i</mi>
        </msub>
      </mfenced>
      <mi>,</mi>
      <mi/>
      <mrow>
        <mi>i</mi>
        <mi mathvariant="normal">=</mi>
        <mn>2,</mn>
      </mrow>
      <mi mathvariant="normal">⋯</mi>
      <mi>,</mi>
      <mi>n</mi>
    </mrow>
    <annotation encoding="StarMath 5.0">C^{U}_{ik} = sum from {j=1} to {abs{V_{i-1}}} {m^{i-1}_{jk} } 
~~~~
k = 1, dotsaxis, abs{V_{i}},
~~~~
i = 2, dotsaxis, n</annotation>
  </semantics>
</math>
</file>

<file path=Object 24/content.xml><?xml version="1.0" encoding="utf-8"?>
<math xmlns="http://www.w3.org/1998/Math/MathML">
  <semantics>
    <mrow>
      <mrow>
        <msubsup>
          <mi>C</mi>
          <mi mathvariant="italic">ik</mi>
          <mi>L</mi>
        </msubsup>
        <mi mathvariant="normal">=</mi>
        <mrow>
          <munderover>
            <mi mathvariant="normal">∑</mi>
            <mrow>
              <mi>l</mi>
              <mi mathvariant="normal">=</mi>
              <mn>1</mn>
            </mrow>
            <mfenced open="∣" close="∣">
              <msub>
                <mi>V</mi>
                <mrow>
                  <mi>i</mi>
                  <mo stretchy="false">+</mo>
                  <mn>1</mn>
                </mrow>
              </msub>
            </mfenced>
          </munderover>
          <msubsup>
            <mi>m</mi>
            <mi mathvariant="italic">kl</mi>
            <mi>i</mi>
          </msubsup>
        </mrow>
      </mrow>
      <mi/>
      <mrow>
        <mi>k</mi>
        <mi mathvariant="normal">=</mi>
        <mn>1,</mn>
      </mrow>
      <mi mathvariant="normal">⋯</mi>
      <mi>,</mi>
      <mfenced open="∣" close="∣">
        <msub>
          <mi>V</mi>
          <mi>i</mi>
        </msub>
      </mfenced>
      <mi>,</mi>
      <mi/>
      <mrow>
        <mi>i</mi>
        <mi mathvariant="normal">=</mi>
        <mn>1,</mn>
      </mrow>
      <mi mathvariant="normal">⋯</mi>
      <mi>,</mi>
      <mrow>
        <mi>n</mi>
        <mi mathvariant="normal">−</mi>
        <mn>1</mn>
      </mrow>
    </mrow>
    <annotation encoding="StarMath 5.0">
C^{L}_{ik} = sum from {l=1} to {abs{V_{i+1}}} {m^{i}_{kl} } 
~~~~
k = 1, dotsaxis, abs{V_{i}},
~~~~
i = 1, dotsaxis, n-1</annotation>
  </semantics>
</math>
</file>

<file path=Object 25/content.xml><?xml version="1.0" encoding="utf-8"?>
<math xmlns="http://www.w3.org/1998/Math/MathML">
  <semantics>
    <msub>
      <mi>D</mi>
      <mi>y</mi>
    </msub>
    <annotation encoding="StarMath 5.0">D_{y}</annotation>
  </semantics>
</math>
</file>

<file path=Object 26/content.xml><?xml version="1.0" encoding="utf-8"?>
<math xmlns="http://www.w3.org/1998/Math/MathML">
  <semantics>
    <mrow>
      <mi>y</mi>
      <mi mathvariant="normal">=</mi>
      <mrow>
        <mo stretchy="false">(</mo>
        <mrow>
          <msub>
            <mi>y</mi>
            <mn>1</mn>
          </msub>
          <mi>,</mi>
          <mi mathvariant="normal">⋯</mi>
          <mi>,</mi>
          <msub>
            <mi>y</mi>
            <mi>m</mi>
          </msub>
        </mrow>
        <mo stretchy="false">)</mo>
      </mrow>
    </mrow>
    <annotation encoding="StarMath 5.0">y = ( y_{1}, dotsaxis,y_{m} )</annotation>
  </semantics>
</math>
</file>

<file path=Object 27/content.xml><?xml version="1.0" encoding="utf-8"?>
<math xmlns="http://www.w3.org/1998/Math/MathML">
  <semantics>
    <mrow>
      <mrow>
        <msub>
          <mi>D</mi>
          <mi>y</mi>
        </msub>
        <mi mathvariant="normal">=</mi>
        <mrow>
          <mrow>
            <munderover>
              <mi mathvariant="normal">∑</mi>
              <mrow>
                <mi>j</mi>
                <mi mathvariant="normal">=</mi>
                <mn>1</mn>
              </mrow>
              <mi>m</mi>
            </munderover>
            <mi>j</mi>
          </mrow>
          <mi mathvariant="normal">⋅</mi>
          <msub>
            <mi>y</mi>
            <mi>j</mi>
          </msub>
        </mrow>
      </mrow>
      <mrow>
        <mi/>
        <mi mathvariant="normal">/</mi>
        <mi/>
      </mrow>
      <mrow>
        <munderover>
          <mi mathvariant="normal">∑</mi>
          <mrow>
            <mi>j</mi>
            <mi mathvariant="normal">=</mi>
            <mn>1</mn>
          </mrow>
          <mi>m</mi>
        </munderover>
        <msub>
          <mi>y</mi>
          <mi>j</mi>
        </msub>
      </mrow>
    </mrow>
    <annotation encoding="StarMath 5.0">D_{y} = { sum from {j=1} to {m} j cdot y_{j} } ~~ / ~~{ sum from {j=1} to {m} {y_{j}} } </annotation>
  </semantics>
</math>
</file>

<file path=Object 28/content.xml><?xml version="1.0" encoding="utf-8"?>
<math xmlns="http://www.w3.org/1998/Math/MathML">
  <semantics>
    <mrow>
      <mrow>
        <msubsup>
          <mi>B</mi>
          <mi mathvariant="italic">ik</mi>
          <mi>R</mi>
        </msubsup>
        <mi mathvariant="normal">=</mi>
        <mrow>
          <mrow>
            <munderover>
              <mi mathvariant="normal">∑</mi>
              <mrow>
                <mi>l</mi>
                <mi mathvariant="normal">=</mi>
                <mn>1</mn>
              </mrow>
              <mi>q</mi>
            </munderover>
            <mi>l</mi>
          </mrow>
          <mi mathvariant="normal">⋅</mi>
          <msubsup>
            <mi>m</mi>
            <mi mathvariant="italic">kl</mi>
            <mrow>
              <mo stretchy="false">(</mo>
              <mi>i</mi>
              <mo stretchy="false">)</mo>
            </mrow>
          </msubsup>
        </mrow>
      </mrow>
      <mrow>
        <mi/>
        <mi mathvariant="normal">/</mi>
        <mi/>
      </mrow>
      <mrow>
        <munderover>
          <mi mathvariant="normal">∑</mi>
          <mrow>
            <mi>l</mi>
            <mi mathvariant="normal">=</mi>
            <mn>1</mn>
          </mrow>
          <mi>q</mi>
        </munderover>
        <msubsup>
          <mi>m</mi>
          <mi mathvariant="italic">kl</mi>
          <mrow>
            <mo stretchy="false">(</mo>
            <mi>i</mi>
            <mo stretchy="false">)</mo>
          </mrow>
        </msubsup>
      </mrow>
      <mi>,</mi>
      <mi/>
      <mrow>
        <mi>k</mi>
        <mi mathvariant="normal">=</mi>
        <mn>1,</mn>
      </mrow>
      <mi mathvariant="normal">⋯</mi>
      <mi>,</mi>
      <mi>p</mi>
      <mi/>
      <mrow>
        <mo stretchy="false">(</mo>
        <mrow>
          <mi mathvariant="normal">=</mi>
          <mfenced open="∣" close="∣">
            <msub>
              <mi>V</mi>
              <mi>i</mi>
            </msub>
          </mfenced>
        </mrow>
        <mo stretchy="false">)</mo>
      </mrow>
    </mrow>
    <annotation encoding="StarMath 5.0">B^{R}_{ik} = sum from {l=1} to {q} l cdot m^{(i)}_{kl} ~/~ sum from {l=1} to {q} m^{(i)}_{kl}, ~~~~ k=1, dotsaxis, p ``( {} = abs{V_{i}})   </annotation>
  </semantics>
</math>
</file>

<file path=Object 29/content.xml><?xml version="1.0" encoding="utf-8"?>
<math xmlns="http://www.w3.org/1998/Math/MathML">
  <semantics>
    <mrow>
      <mrow>
        <msubsup>
          <mi>B</mi>
          <mi mathvariant="italic">il</mi>
          <mi>R</mi>
        </msubsup>
        <mi mathvariant="normal">=</mi>
        <mrow>
          <mrow>
            <munderover>
              <mi mathvariant="normal">∑</mi>
              <mrow>
                <mi>k</mi>
                <mi mathvariant="normal">=</mi>
                <mn>1</mn>
              </mrow>
              <mi>p</mi>
            </munderover>
            <mi>k</mi>
          </mrow>
          <mi mathvariant="normal">⋅</mi>
          <msubsup>
            <mi>m</mi>
            <mi mathvariant="italic">kl</mi>
            <mrow>
              <mo stretchy="false">(</mo>
              <mi>i</mi>
              <mo stretchy="false">)</mo>
            </mrow>
          </msubsup>
        </mrow>
      </mrow>
      <mrow>
        <mi/>
        <mi mathvariant="normal">/</mi>
        <mi/>
      </mrow>
      <mrow>
        <munderover>
          <mi mathvariant="normal">∑</mi>
          <mrow>
            <mi>k</mi>
            <mi mathvariant="normal">=</mi>
            <mn>1</mn>
          </mrow>
          <mi>p</mi>
        </munderover>
        <msubsup>
          <mi>m</mi>
          <mi mathvariant="italic">kl</mi>
          <mrow>
            <mo stretchy="false">(</mo>
            <mi>i</mi>
            <mo stretchy="false">)</mo>
          </mrow>
        </msubsup>
      </mrow>
      <mi>,</mi>
      <mi/>
      <mrow>
        <mi>l</mi>
        <mi mathvariant="normal">=</mi>
        <mn>1,</mn>
      </mrow>
      <mi mathvariant="normal">⋯</mi>
      <mi>,</mi>
      <mi>q</mi>
      <mi/>
      <mrow>
        <mo stretchy="false">(</mo>
        <mrow>
          <mi mathvariant="normal">=</mi>
          <mfenced open="∣" close="∣">
            <msub>
              <mi>V</mi>
              <mrow>
                <mi>i</mi>
                <mo stretchy="false">+</mo>
                <mn>1</mn>
              </mrow>
            </msub>
          </mfenced>
        </mrow>
        <mo stretchy="false">)</mo>
      </mrow>
    </mrow>
    <annotation encoding="StarMath 5.0">B^{R}_{il} = sum from {k=1} to {p} k cdot m^{(i)}_{kl} ~/~ sum from {k=1} to {p} m^{(i)}_{kl}, ~~~~ l=1, dotsaxis, q ``( {} = abs{V_{i+1}})   </annotation>
  </semantics>
</math>
</file>

<file path=Object 3/content.xml><?xml version="1.0" encoding="utf-8"?>
<math xmlns="http://www.w3.org/1998/Math/MathML">
  <semantics>
    <mtable>
      <mtr>
        <mtd>
          <mrow>
            <msub>
              <mo stretchy="false">σ</mo>
              <mn>1</mn>
            </msub>
            <mi mathvariant="normal">=</mi>
            <mrow>
              <mo stretchy="false">(</mo>
              <mrow>
                <mi>a</mi>
                <mi>,</mi>
                <mi>b</mi>
                <mi>,</mi>
                <mi>c</mi>
              </mrow>
              <mo stretchy="false">)</mo>
            </mrow>
          </mrow>
        </mtd>
      </mtr>
      <mtr>
        <mtd>
          <mrow>
            <msub>
              <mo stretchy="false">σ</mo>
              <mn>2</mn>
            </msub>
            <mi mathvariant="normal">=</mi>
            <mrow>
              <mo stretchy="false">(</mo>
              <mrow>
                <mi>c</mi>
                <mi>,</mi>
                <mi>d</mi>
                <mi>,</mi>
                <mi>e</mi>
                <mi>,</mi>
                <mi>f</mi>
              </mrow>
              <mo stretchy="false">)</mo>
            </mrow>
          </mrow>
        </mtd>
      </mtr>
      <mtr>
        <mtd>
          <mrow>
            <msub>
              <mo stretchy="false">σ</mo>
              <mn>3</mn>
            </msub>
            <mi mathvariant="normal">=</mi>
            <mrow>
              <mo stretchy="false">(</mo>
              <mrow>
                <mi>g</mi>
                <mi>,</mi>
                <mi>h</mi>
                <mi>,</mi>
                <mi>i</mi>
                <mi>,</mi>
                <mi>j</mi>
              </mrow>
              <mo stretchy="false">)</mo>
            </mrow>
          </mrow>
        </mtd>
      </mtr>
      <mtr>
        <mtd>
          <mrow>
            <msub>
              <mo stretchy="false">σ</mo>
              <mn>4</mn>
            </msub>
            <mi mathvariant="normal">=</mi>
            <mrow>
              <mo stretchy="false">(</mo>
              <mrow>
                <mi>k</mi>
                <mi>,</mi>
                <mi>l</mi>
                <mi>,</mi>
                <mi>m</mi>
              </mrow>
              <mo stretchy="false">)</mo>
            </mrow>
          </mrow>
        </mtd>
      </mtr>
    </mtable>
    <annotation encoding="StarMath 5.0">%sigma_{1} = ( a, b, c ) newline 
%sigma_{2} = ( c, d, e, f ) newline 
%sigma_{3} = ( g, h, i, j ) newline 
%sigma_{4} = ( k, l, m )</annotation>
  </semantics>
</math>
</file>

<file path=Object 30/content.xml><?xml version="1.0" encoding="utf-8"?>
<math xmlns="http://www.w3.org/1998/Math/MathML">
  <semantics>
    <mrow>
      <msup>
        <mi>M</mi>
        <mrow>
          <mo stretchy="false">(</mo>
          <mi>i</mi>
          <mo stretchy="false">)</mo>
        </mrow>
      </msup>
      <mi mathvariant="normal">=</mi>
      <mrow>
        <mo stretchy="false">(</mo>
        <msubsup>
          <mi>m</mi>
          <mi mathvariant="italic">kl</mi>
          <mrow>
            <mo stretchy="false">(</mo>
            <mi>i</mi>
            <mo stretchy="false">)</mo>
          </mrow>
        </msubsup>
        <mo stretchy="false">)</mo>
      </mrow>
    </mrow>
    <annotation encoding="StarMath 5.0">M^{(i)}=(m^{(i)}_{kl})</annotation>
  </semantics>
</math>
</file>

<file path=Object 31/content.xml><?xml version="1.0" encoding="utf-8"?>
<math xmlns="http://www.w3.org/1998/Math/MathML">
  <semantics>
    <mrow>
      <msubsup>
        <mi>B</mi>
        <mi mathvariant="italic">ik</mi>
        <mi>U</mi>
      </msubsup>
      <mi>,</mi>
      <mi/>
      <msubsup>
        <mi>B</mi>
        <mi mathvariant="italic">ik</mi>
        <mi>L</mi>
      </msubsup>
    </mrow>
    <annotation encoding="StarMath 5.0">B^{U}_{ik},` B^{L}_{ik}</annotation>
  </semantics>
</math>
</file>

<file path=Object 32/content.xml><?xml version="1.0" encoding="utf-8"?>
<math xmlns="http://www.w3.org/1998/Math/MathML">
  <semantics>
    <msubsup>
      <mi>v</mi>
      <mi>k</mi>
      <mi>i</mi>
    </msubsup>
    <annotation encoding="StarMath 5.0">v^{i}_{k}</annotation>
  </semantics>
</math>
</file>

<file path=Object 33/content.xml><?xml version="1.0" encoding="utf-8"?>
<math xmlns="http://www.w3.org/1998/Math/MathML">
  <semantics>
    <mrow>
      <mrow>
        <msubsup>
          <mi>B</mi>
          <mi mathvariant="italic">ik</mi>
          <mi>U</mi>
        </msubsup>
        <mi mathvariant="normal">=</mi>
        <mrow>
          <munderover>
            <mi mathvariant="normal">∑</mi>
            <mrow>
              <mi>j</mi>
              <mi mathvariant="normal">=</mi>
              <mn>1</mn>
            </mrow>
            <mi>p</mi>
          </munderover>
          <mi>x</mi>
        </mrow>
      </mrow>
      <mrow>
        <mo stretchy="false">(</mo>
        <msubsup>
          <mi>v</mi>
          <mi>j</mi>
          <mrow>
            <mi>i</mi>
            <mi mathvariant="normal">−</mi>
            <mn>1</mn>
          </mrow>
        </msubsup>
        <mo stretchy="false">)</mo>
      </mrow>
      <msubsup>
        <mi>m</mi>
        <mi mathvariant="italic">jk</mi>
        <mrow>
          <mo stretchy="false">(</mo>
          <mrow>
            <mi>i</mi>
            <mi mathvariant="normal">−</mi>
            <mn>1</mn>
          </mrow>
          <mo stretchy="false">)</mo>
        </mrow>
      </msubsup>
      <mrow>
        <mi/>
        <mi mathvariant="normal">/</mi>
        <mi/>
      </mrow>
      <msubsup>
        <mi>C</mi>
        <mi mathvariant="italic">ik</mi>
        <mi>U</mi>
      </msubsup>
      <mi>,</mi>
      <mi/>
      <mrow>
        <mi>k</mi>
        <mi mathvariant="normal">=</mi>
        <mn>1,</mn>
      </mrow>
      <mi mathvariant="normal">⋯</mi>
      <mi>,</mi>
      <mfenced open="∣" close="∣">
        <msub>
          <mi>V</mi>
          <mi>i</mi>
        </msub>
      </mfenced>
    </mrow>
    <annotation encoding="StarMath 5.0">B^{U}_{ik} = sum from {j=1} to {p} x( v^{i-1}_{j}) m^{(i-1)}_{jk} ~/~ C^{U}_{ik}, ~~~ k=1,dotsaxis,abs{V_{i}}</annotation>
  </semantics>
</math>
</file>

<file path=Object 34/content.xml><?xml version="1.0" encoding="utf-8"?>
<math xmlns="http://www.w3.org/1998/Math/MathML">
  <semantics>
    <mrow>
      <mrow>
        <msubsup>
          <mi>B</mi>
          <mi mathvariant="italic">ik</mi>
          <mi>L</mi>
        </msubsup>
        <mi mathvariant="normal">=</mi>
        <mrow>
          <munderover>
            <mi mathvariant="normal">∑</mi>
            <mrow>
              <mi>l</mi>
              <mi mathvariant="normal">=</mi>
              <mn>1</mn>
            </mrow>
            <mi>q</mi>
          </munderover>
          <mi>x</mi>
        </mrow>
      </mrow>
      <mrow>
        <mo stretchy="false">(</mo>
        <msubsup>
          <mi>v</mi>
          <mi>l</mi>
          <mrow>
            <mi>i</mi>
            <mo stretchy="false">+</mo>
            <mn>1</mn>
          </mrow>
        </msubsup>
        <mo stretchy="false">)</mo>
      </mrow>
      <msubsup>
        <mi>m</mi>
        <mi mathvariant="italic">kl</mi>
        <mrow>
          <mo stretchy="false">(</mo>
          <mi>i</mi>
          <mo stretchy="false">)</mo>
        </mrow>
      </msubsup>
      <mrow>
        <mi/>
        <mi mathvariant="normal">/</mi>
        <mi/>
      </mrow>
      <msubsup>
        <mi>C</mi>
        <mi mathvariant="italic">ik</mi>
        <mi>L</mi>
      </msubsup>
      <mi>,</mi>
      <mi/>
      <mrow>
        <mi>k</mi>
        <mi mathvariant="normal">=</mi>
        <mn>1,</mn>
      </mrow>
      <mi mathvariant="normal">⋯</mi>
      <mi>,</mi>
      <mfenced open="∣" close="∣">
        <msub>
          <mi>V</mi>
          <mi>i</mi>
        </msub>
      </mfenced>
    </mrow>
    <annotation encoding="StarMath 5.0">B^{L}_{ik} = sum from {l=1} to {q} x( v^{i+1}_{l}) m^{(i)}_{kl} ~/~ C^{L}_{ik}, ~~~ k=1,dotsaxis,abs{V_{i}}</annotation>
  </semantics>
</math>
</file>

<file path=Object 35/content.xml><?xml version="1.0" encoding="utf-8"?>
<math xmlns="http://www.w3.org/1998/Math/MathML">
  <semantics>
    <mrow>
      <mi>p</mi>
      <mi mathvariant="normal">=</mi>
      <mfenced open="∣" close="∣">
        <msub>
          <mi>V</mi>
          <mrow>
            <mi>i</mi>
            <mi mathvariant="normal">−</mi>
            <mn>1</mn>
          </mrow>
        </msub>
      </mfenced>
    </mrow>
    <annotation encoding="StarMath 5.0">p = abs{V_{i-1}}
</annotation>
  </semantics>
</math>
</file>

<file path=Object 36/content.xml><?xml version="1.0" encoding="utf-8"?>
<math xmlns="http://www.w3.org/1998/Math/MathML">
  <semantics>
    <mrow>
      <mi>q</mi>
      <mi mathvariant="normal">=</mi>
      <mfenced open="∣" close="∣">
        <msub>
          <mi>V</mi>
          <mrow>
            <mi>i</mi>
            <mo stretchy="false">+</mo>
            <mn>1</mn>
          </mrow>
        </msub>
      </mfenced>
    </mrow>
    <annotation encoding="StarMath 5.0">q = abs{V_{i+1}}</annotation>
  </semantics>
</math>
</file>

<file path=Object 4/content.xml><?xml version="1.0" encoding="utf-8"?>
<math xmlns="http://www.w3.org/1998/Math/MathML">
  <semantics>
    <mrow>
      <msub>
        <mi>M</mi>
        <mn>1</mn>
      </msub>
      <mrow>
        <mi/>
        <mi mathvariant="normal">=</mi>
        <mi/>
      </mrow>
      <mtable>
        <mtr>
          <mtd/>
          <mtd>
            <mtable>
              <mtr>
                <mtd>
                  <mi>c</mi>
                </mtd>
                <mtd>
                  <mi>d</mi>
                </mtd>
                <mtd>
                  <mi>e</mi>
                </mtd>
                <mtd>
                  <mi>f</mi>
                </mtd>
              </mtr>
            </mtable>
          </mtd>
        </mtr>
        <mtr>
          <mtd>
            <mtable>
              <mtr>
                <mtd>
                  <mi>a</mi>
                </mtd>
              </mtr>
              <mtr>
                <mtd>
                  <mi>b</mi>
                </mtd>
              </mtr>
            </mtable>
          </mtd>
          <mtd>
            <mfenced open="[" close="]">
              <mtable>
                <mtr>
                  <mtd>
                    <mn>1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n>1</mn>
                  </mtd>
                </mtr>
              </mtable>
            </mfenced>
          </mtd>
        </mtr>
      </mtable>
      <mi/>
      <msub>
        <mi>M</mi>
        <mn>2</mn>
      </msub>
      <mrow>
        <mi/>
        <mi mathvariant="normal">=</mi>
        <mi/>
      </mrow>
      <mtable>
        <mtr>
          <mtd/>
          <mtd>
            <mtable>
              <mtr>
                <mtd>
                  <mi>g</mi>
                </mtd>
                <mtd>
                  <mi>h</mi>
                </mtd>
                <mtd>
                  <mi>i</mi>
                </mtd>
                <mtd>
                  <mi>j</mi>
                </mtd>
              </mtr>
            </mtable>
          </mtd>
        </mtr>
        <mtr>
          <mtd>
            <mtable>
              <mtr>
                <mtd>
                  <mi>c</mi>
                </mtd>
              </mtr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td>
          <mtd>
            <mfenced open="[" close="]">
              <mtable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n>1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</mtable>
            </mfenced>
          </mtd>
        </mtr>
      </mtable>
      <mi/>
      <msub>
        <mi>M</mi>
        <mn>3</mn>
      </msub>
      <mrow>
        <mi/>
        <mi mathvariant="normal">=</mi>
        <mi/>
      </mrow>
      <mtable>
        <mtr>
          <mtd/>
          <mtd>
            <mtable>
              <mtr>
                <mtd>
                  <mi>k</mi>
                </mtd>
                <mtd>
                  <mi>l</mi>
                </mtd>
                <mtd>
                  <mi>m</mi>
                </mtd>
              </mtr>
            </mtable>
          </mtd>
        </mtr>
        <mtr>
          <mtd>
            <mtable>
              <mtr>
                <mtd>
                  <mi>g</mi>
                </mtd>
              </mtr>
              <mtr>
                <mtd>
                  <mi>h</mi>
                </mtd>
              </mtr>
              <mtr>
                <mtd>
                  <mi>i</mi>
                </mtd>
              </mtr>
              <mtr>
                <mtd>
                  <mi>j</mi>
                </mtd>
              </mtr>
            </mtable>
          </mtd>
          <mtd>
            <mfenced open="[" close="]">
              <mtable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1</mn>
                  </mtd>
                  <mtd>
                    <mn>0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1</mn>
                  </mtd>
                  <mtd>
                    <mn>0</mn>
                  </mtd>
                </mtr>
              </mtable>
            </mfenced>
          </mtd>
        </mtr>
      </mtable>
    </mrow>
    <annotation encoding="StarMath 5.0">M_{1} `=` matrix { {} # matrix { c # d # e# f }  ## stack{ a # b } #  left [ matrix{1 # 1 # 1 # 1 ## 1 # 0 # 0 # 1} right ] } ~~
M_{2} `=` matrix { {} # matrix { g # h# i# j } ## stack { c#d#e#f} # left [ matrix{ 1 # 0 # 0 # 0 ## 0 # 1 # 1 # 1 ## 1 # 0 # 0 # 1 ## 0 # 0 # 0 # 0 } right ] } ~~
M_{3} `=` matrix { {} # matrix { k#l#m}  ## stack {g#h#i#j} # left [  matrix { 1 # 0 # 0 ## 0 # 0 # 0 ## 1 # 0 # 1 ## 1 # 1 # 0  }  right ] }


</annotation>
  </semantics>
</math>
</file>

<file path=Object 5/content.xml><?xml version="1.0" encoding="utf-8"?>
<math xmlns="http://www.w3.org/1998/Math/MathML">
  <semantics>
    <mrow>
      <mrow>
        <mi>E</mi>
        <mi mathvariant="normal">=</mi>
        <msub>
          <mi>E</mi>
          <mn>1</mn>
        </msub>
      </mrow>
      <mrow>
        <mi/>
        <mi mathvariant="normal">∪</mi>
        <mi/>
      </mrow>
      <msub>
        <mi>E</mi>
        <mn>2</mn>
      </msub>
      <mrow>
        <mi/>
        <mi mathvariant="normal">∪</mi>
        <mi/>
      </mrow>
      <mi mathvariant="normal">⋯</mi>
      <mrow>
        <mi/>
        <mi mathvariant="normal">∪</mi>
        <mi/>
      </mrow>
      <msub>
        <mi>E</mi>
        <mrow>
          <mi>n</mi>
          <mi mathvariant="normal">−</mi>
          <mn>1</mn>
        </mrow>
      </msub>
      <mi/>
      <mrow>
        <mo stretchy="false">(</mo>
        <mrow>
          <msub>
            <mi>E</mi>
            <mi>i</mi>
          </msub>
          <mrow>
            <mi/>
            <mi mathvariant="normal">∩</mi>
            <mi/>
          </mrow>
          <msub>
            <mi>E</mi>
            <mi>j</mi>
          </msub>
          <mrow>
            <mi/>
            <mi mathvariant="normal">=</mi>
            <mi/>
          </mrow>
          <mi mathvariant="normal">∅</mi>
          <mi>,</mi>
          <mi/>
          <mi>i</mi>
          <mrow>
            <mi/>
            <mi mathvariant="normal">≠</mi>
            <mi/>
          </mrow>
          <mi>j</mi>
        </mrow>
        <mo stretchy="false">)</mo>
      </mrow>
    </mrow>
    <annotation encoding="StarMath 5.0">E = E_{1} ` union ` E_{2} ` union ` dotsaxis ` union ` E_{n-1}~~(E_{i} ` intersection `  E_{j} ` = ` emptyset , ` i ` &lt;&gt; ` j )</annotation>
  </semantics>
</math>
</file>

<file path=Object 6/content.xml><?xml version="1.0" encoding="utf-8"?>
<math xmlns="http://www.w3.org/1998/Math/MathML">
  <semantics>
    <mrow>
      <msup>
        <mi>M</mi>
        <mrow>
          <mo stretchy="false">(</mo>
          <mi>i</mi>
          <mo stretchy="false">)</mo>
        </mrow>
      </msup>
      <mrow>
        <mi/>
        <mi mathvariant="normal">=</mi>
        <mi/>
      </mrow>
      <mi>M</mi>
      <mrow>
        <mo stretchy="false">(</mo>
        <mrow>
          <msub>
            <mo stretchy="false">σ</mo>
            <mi>i</mi>
          </msub>
          <mi>,</mi>
          <msub>
            <mo stretchy="false">σ</mo>
            <mrow>
              <mi>i</mi>
              <mo stretchy="false">+</mo>
              <mn>1</mn>
            </mrow>
          </msub>
        </mrow>
        <mo stretchy="false">)</mo>
      </mrow>
    </mrow>
    <annotation encoding="StarMath 5.0">M^{(i)} ` = ` M( %sigma_{i}, %sigma_{i+1}) </annotation>
  </semantics>
</math>
</file>

<file path=Object 7/content.xml><?xml version="1.0" encoding="utf-8"?>
<math xmlns="http://www.w3.org/1998/Math/MathML">
  <semantics>
    <mrow>
      <msub>
        <mo stretchy="false">σ</mo>
        <mi>i</mi>
      </msub>
      <mrow>
        <mi/>
        <mi mathvariant="normal">=</mi>
        <mi/>
      </mrow>
      <msub>
        <mi>v</mi>
        <mn>1</mn>
      </msub>
      <mi mathvariant="normal">⋯</mi>
      <msub>
        <mi>v</mi>
        <mi>j</mi>
      </msub>
      <mi mathvariant="normal">⋯</mi>
      <msub>
        <mi>v</mi>
        <mi>k</mi>
      </msub>
      <mi mathvariant="normal">⋯</mi>
      <msub>
        <mi>v</mi>
        <mfenced open="∣" close="∣">
          <msub>
            <mi>V</mi>
            <mi>i</mi>
          </msub>
        </mfenced>
      </msub>
    </mrow>
    <annotation encoding="StarMath 5.0">%sigma_{i} ` = ` v_{1} dotsaxis v_{j} dotsaxis v_{k} dotsaxis v_{abs{V_{i}}}</annotation>
  </semantics>
</math>
</file>

<file path=Object 8/content.xml><?xml version="1.0" encoding="utf-8"?>
<math xmlns="http://www.w3.org/1998/Math/MathML">
  <semantics>
    <msup>
      <mi>M</mi>
      <mrow>
        <mo stretchy="false">(</mo>
        <mi>i</mi>
        <mo stretchy="false">)</mo>
      </mrow>
    </msup>
    <annotation encoding="StarMath 5.0">M^{(i)}</annotation>
  </semantics>
</math>
</file>

<file path=Object 9/content.xml><?xml version="1.0" encoding="utf-8"?>
<math xmlns="http://www.w3.org/1998/Math/MathML">
  <semantics>
    <mrow>
      <mi>v</mi>
      <mi mathvariant="normal">∈</mi>
      <msub>
        <mi>V</mi>
        <mi>i</mi>
      </msub>
    </mrow>
    <annotation encoding="StarMath 5.0">v in V_{i}</annotation>
  </semantics>
</math>
</file>